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dddddd" draw:fill-color="#eeeeee" draw:textarea-horizontal-align="justify" draw:textarea-vertical-align="middle" draw:auto-grow-height="false" fo:min-height="14.75cm" fo:min-width="22.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2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454cm" fo:min-width="12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3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3.31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46cm" fo:min-width="2.78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2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4" style:family="graphic" style:parent-style-name="standard">
      <style:graphic-properties svg:stroke-color="#dddddd" draw:fill-color="#eeeeee" draw:textarea-horizontal-align="justify" draw:textarea-vertical-align="middle" draw:auto-grow-height="false" fo:min-height="16.65cm" fo:min-width="2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1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9cm"/>
    </style:style>
    <style:style style:name="gr1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497cm" fo:min-width="13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428cm" fo:min-width="13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24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2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5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3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297cm" fo:min-width="13.5cm"/>
    </style:style>
    <style:style style:name="gr3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97cm" fo:min-width="13.5cm"/>
    </style:style>
    <style:style style:name="gr3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5cm" fo:min-width="13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86cm"/>
    </style:style>
    <style:style style:name="gr34" style:family="graphic" style:parent-style-name="standard">
      <style:graphic-properties svg:stroke-color="#dddddd" draw:fill-color="#eeeeee" draw:textarea-horizontal-align="justify" draw:textarea-vertical-align="middle" draw:auto-grow-height="false" fo:min-height="14.25cm" fo:min-width="22.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1.441cm"/>
    </style:style>
    <style:style style:name="gr3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3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4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4.4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56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4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8.335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50" style:family="graphic" style:parent-style-name="standard">
      <style:graphic-properties draw:stroke="none" svg:stroke-color="#000000" draw:fill="none" draw:fill-color="#ffffff" fo:min-height="2.134cm"/>
    </style:style>
    <style:style style:name="gr51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3" style:family="graphic" style:parent-style-name="standard">
      <style:graphic-properties draw:stroke="none" svg:stroke-color="#000000" draw:fill="none" draw:fill-color="#ffffff" fo:min-height="1.15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825cm" fo:min-width="3.584cm"/>
    </style:style>
    <style:style style:name="gr57" style:family="graphic" style:parent-style-name="standard">
      <style:graphic-properties svg:stroke-color="#dddddd" draw:fill-color="#eeeeee" draw:textarea-horizontal-align="justify" draw:textarea-vertical-align="middle" draw:auto-grow-height="false" fo:min-height="17.328cm" fo:min-width="22.2cm"/>
    </style:style>
    <style:style style:name="gr58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59" style:family="graphic" style:parent-style-name="standard">
      <style:graphic-properties draw:stroke="none" svg:stroke-color="#000000" draw:fill="none" draw:fill-color="#ffffff" fo:min-height="0.712cm"/>
    </style:style>
    <style:style style:name="gr60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61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62" style:family="graphic" style:parent-style-name="standard">
      <style:graphic-properties draw:stroke="none" svg:stroke-color="#000000" draw:fill="none" draw:fill-color="#ffffff" fo:min-height="1.623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564cm" fo:min-width="15.023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555cm" fo:min-width="6.514cm"/>
    </style:style>
    <style:style style:name="gr65" style:family="graphic" style:parent-style-name="standard">
      <style:graphic-properties draw:stroke="none" svg:stroke-color="#000000" draw:fill="none" draw:fill-color="#ffffff" fo:min-height="1.323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465cm" fo:min-width="6.524cm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0.95cm"/>
    </style:style>
    <style:style style:name="gr69" style:family="graphic" style:parent-style-name="standard">
      <style:graphic-properties svg:stroke-color="#dddddd" draw:fill-color="#eeeeee" draw:textarea-horizontal-align="justify" draw:textarea-vertical-align="middle" draw:auto-grow-height="false" fo:min-height="14.55cm" fo:min-width="22.2cm"/>
    </style:style>
    <style:style style:name="gr70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0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7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954cm"/>
    </style:style>
    <style:style style:name="gr7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7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825cm" fo:min-width="2.463cm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825cm" fo:min-width="2.384cm"/>
    </style:style>
    <style:style style:name="gr80" style:family="graphic" style:parent-style-name="standard">
      <style:graphic-properties svg:stroke-color="#dddddd" draw:fill-color="#eeeeee" draw:textarea-horizontal-align="justify" draw:textarea-vertical-align="middle" draw:auto-grow-height="false" fo:min-height="15.65cm" fo:min-width="22.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3.8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1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6cm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0.07cm" fo:min-width="0.5cm"/>
    </style:style>
    <style:style style:name="gr86" style:family="graphic" style:parent-style-name="standard">
      <style:graphic-properties draw:fill-color="#ffffff" draw:textarea-horizontal-align="justify" draw:textarea-vertical-align="middle" draw:auto-grow-height="false" fo:min-height="0.555cm" fo:min-width="2.114cm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88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624cm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4.699cm"/>
    </style:style>
    <style:style style:name="gr91" style:family="graphic" style:parent-style-name="standard">
      <style:graphic-properties draw:fill-color="#dddddd" draw:textarea-horizontal-align="justify" draw:textarea-vertical-align="middle" draw:auto-grow-height="false" fo:min-height="0.45cm" fo:min-width="0.5cm"/>
    </style:style>
    <style:style style:name="gr92" style:family="graphic" style:parent-style-name="standard">
      <style:graphic-properties draw:stroke="none" svg:stroke-color="#000000" draw:fill="none" draw:fill-color="#ffffff" fo:min-height="1.023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7cm"/>
    </style:style>
    <style:style style:name="gr94" style:family="graphic" style:parent-style-name="standard">
      <style:graphic-properties svg:stroke-color="#dddddd" draw:fill-color="#eeeeee" draw:textarea-horizontal-align="justify" draw:textarea-vertical-align="middle" draw:auto-grow-height="false" fo:min-height="16.52cm" fo:min-width="24.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2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2cm"/>
    </style:style>
    <style:style style:name="gr97" style:family="graphic" style:parent-style-name="standard">
      <style:graphic-properties draw:stroke="none" svg:stroke-color="#000000" draw:fill="none" draw:fill-color="#ffffff" fo:min-height="0.75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99" style:family="graphic" style:parent-style-name="standard">
      <style:graphic-properties draw:stroke="none" svg:stroke-color="#000000" draw:fill="none" draw:fill-color="#ffffff" fo:min-height="0.723cm"/>
    </style:style>
    <style:style style:name="gr100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3.95cm" fo:min-width="15.301cm"/>
    </style:style>
    <style:style style:name="gr10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7.3cm"/>
    </style:style>
    <style:style style:name="gr102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10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8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109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110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5.1cm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6.55cm" fo:min-width="19.7cm"/>
    </style:style>
    <style:style style:name="gr112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9.5cm"/>
    </style:style>
    <style:style style:name="gr113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14" style:family="graphic" style:parent-style-name="standard">
      <style:graphic-properties draw:stroke="none" svg:stroke-color="#000000" draw:fill="none" draw:fill-color="#ffffff" fo:min-height="0.945cm"/>
    </style:style>
    <style:style style:name="gr115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16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17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1.258cm" fo:min-width="4.738cm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3cm"/>
    </style:style>
    <style:style style:name="gr11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4.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eeeeee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solid" draw:fill-color="#eeeeee"/>
      <style:paragraph-properties fo:text-align="center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4cm" svg:height="1.673cm" svg:x="4.3cm" svg:y="1.7cm">
          <draw:text-box>
            <text:p>1. Tela do cadastro da Empresa</text:p>
          </draw:text-box>
        </draw:frame>
        <draw:custom-shape draw:style-name="gr2" draw:text-style-name="P2" draw:layer="layout" svg:width="22.7cm" svg:height="15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cm" svg:x="3.8cm" svg:y="4.5cm">
          <text:p text:style-name="P3">Cadastrar da Empresa 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58cm" svg:height="0.962cm" svg:x="5.693cm" svg:y="8.497cm">
          <draw:text-box>
            <text:p><text:span text:style-name="T1">CNPJ: *</text:span></text:p>
          </draw:text-box>
        </draw:frame>
        <draw:frame draw:style-name="gr5" draw:text-style-name="P5" draw:layer="layout" svg:width="6.462cm" svg:height="0.962cm" svg:x="5.638cm" svg:y="7.4cm">
          <draw:text-box>
            <text:p><text:span text:style-name="T1">Nome da empresa: *</text:span><text:span text:style-name="T2"> </text:span></text:p>
          </draw:text-box>
        </draw:frame>
        <draw:custom-shape draw:style-name="gr6" draw:text-style-name="P6" draw:layer="layout" svg:width="13.1cm" svg:height="0.704cm" svg:x="12cm" svg:y="7.49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08cm" svg:height="1.338cm" svg:x="5.5cm" svg:y="10.662cm">
          <draw:text-box>
            <text:p><text:span text:style-name="T1">Telefone: *</text:span></text:p>
          </draw:text-box>
        </draw:frame>
        <draw:frame draw:style-name="gr8" draw:text-style-name="P4" draw:layer="layout" svg:width="3.812cm" svg:height="1.234cm" svg:x="5.2cm" svg:y="12.466cm">
          <draw:text-box>
            <text:p><text:span text:style-name="T1">Endereço: *</text:span></text:p>
          </draw:text-box>
        </draw:frame>
        <draw:custom-shape draw:name="Forma2" draw:style-name="gr9" draw:text-style-name="P7" draw:layer="layout" svg:width="3.4cm" svg:height="1.214cm" svg:x="21.9cm" svg:y="17.986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" draw:text-style-name="P7" draw:layer="layout" svg:width="3.7cm" svg:height="1.191cm" svg:x="17.5cm" svg:y="17.9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3cm" svg:height="1.673cm" svg:x="5.3cm" svg:y="6.1cm">
          <draw:text-box>
            <text:p>Preencha os campos informando os dados da empresa :</text:p>
          </draw:text-box>
        </draw:frame>
        <draw:custom-shape draw:style-name="gr6" draw:text-style-name="P6" draw:layer="layout" svg:width="13.1cm" svg:height="0.704cm" svg:x="12cm" svg:y="8.59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98cm" svg:height="0.962cm" svg:x="5.693cm" svg:y="9.459cm">
          <draw:text-box>
            <text:p><text:span text:style-name="T1">E-mail: *</text:span></text:p>
          </draw:text-box>
        </draw:frame>
        <draw:custom-shape draw:style-name="gr6" draw:text-style-name="P6" draw:layer="layout" svg:width="13.1cm" svg:height="0.704cm" svg:x="12cm" svg:y="9.5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2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2cm" svg:y="9.59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758cm" svg:height="1.2cm" svg:x="5.6cm" svg:y="13.9cm">
          <draw:text-box>
            <text:p><text:span text:style-name="T1">Rua: *</text:span></text:p>
          </draw:text-box>
        </draw:frame>
        <draw:frame draw:style-name="gr12" draw:text-style-name="P4" draw:layer="layout" svg:width="3.355cm" svg:height="0.962cm" svg:x="5.4cm" svg:y="16.038cm">
          <draw:text-box>
            <text:p><text:span text:style-name="T1">Número: *</text:span></text:p>
          </draw:text-box>
        </draw:frame>
        <draw:frame draw:style-name="gr13" draw:text-style-name="P4" draw:layer="layout" svg:width="2.792cm" svg:height="0.962cm" svg:x="5.584cm" svg:y="15cm">
          <draw:text-box>
            <text:p><text:span text:style-name="T1">Bairro: *</text:span></text:p>
          </draw:text-box>
        </draw:frame>
        <draw:custom-shape draw:style-name="gr6" draw:text-style-name="P6" draw:layer="layout" svg:width="13.1cm" svg:height="0.704cm" svg:x="11.9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1.9cm" svg:y="1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1.9cm" svg:y="16.09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14" draw:text-style-name="P2" draw:layer="layout" svg:width="22.7cm" svg:height="16.9cm" svg:x="3.739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cm" svg:x="3.7cm" svg:y="3cm">
          <text:p text:style-name="P3">Cadastro de Funcionários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06cm" svg:height="0.848cm" svg:x="5.86cm" svg:y="7.622cm">
          <draw:text-box>
            <text:p><text:span text:style-name="T2">CPF: *</text:span></text:p>
          </draw:text-box>
        </draw:frame>
        <draw:g>
          <draw:frame draw:style-name="gr16" draw:text-style-name="P5" draw:layer="layout" svg:width="2.6cm" svg:height="0.848cm" svg:x="5.9cm" svg:y="6.452cm">
            <draw:text-box>
              <text:p><text:span text:style-name="T2">Nome: *</text:span></text:p>
            </draw:text-box>
          </draw:frame>
          <draw:custom-shape draw:style-name="gr17" draw:text-style-name="P6" draw:layer="layout" svg:width="14cm" svg:height="0.8cm" svg:x="9.3cm" svg:y="6.452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5" draw:layer="layout" svg:width="3.029cm" svg:height="0.848cm" svg:x="5.8cm" svg:y="9.852cm">
          <draw:text-box>
            <text:p><text:span text:style-name="T2">Telefone: *</text:span></text:p>
          </draw:text-box>
        </draw:frame>
        <draw:custom-shape draw:style-name="gr19" draw:text-style-name="P6" draw:layer="layout" svg:width="14cm" svg:height="0.747cm" svg:x="9.3cm" svg:y="10.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3.283cm" svg:height="0.848cm" svg:x="5.8cm" svg:y="13.452cm">
          <draw:text-box>
            <text:p><text:span text:style-name="T2">Endereço: *</text:span></text:p>
          </draw:text-box>
        </draw:frame>
        <draw:custom-shape draw:style-name="gr21" draw:text-style-name="P6" draw:layer="layout" svg:width="14cm" svg:height="0.678cm" svg:x="9.3cm" svg:y="9.9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.454cm" svg:height="0.848cm" svg:x="5.9cm" svg:y="8.722cm">
          <draw:text-box>
            <text:p><text:span text:style-name="T2">Cargo: *</text:span></text:p>
          </draw:text-box>
        </draw:frame>
        <draw:frame draw:style-name="gr23" draw:text-style-name="P5" draw:layer="layout" svg:width="2.661cm" svg:height="0.848cm" svg:x="5.939cm" svg:y="11.952cm">
          <draw:text-box>
            <text:p><text:span text:style-name="T2">Salário: *</text:span></text:p>
          </draw:text-box>
        </draw:frame>
        <draw:custom-shape draw:style-name="gr24" draw:text-style-name="P6" draw:layer="layout" svg:width="4.399cm" svg:height="0.8cm" svg:x="9.3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01cm">
          <draw:text-box>
            <text:p>2. Tela de cadastro de Funcionários </text:p>
          </draw:text-box>
        </draw:frame>
        <draw:custom-shape draw:name="Forma2" draw:style-name="gr25" draw:text-style-name="P7" draw:layer="layout" svg:width="3.3cm" svg:height="1.191cm" svg:x="18.4cm" svg:y="18.1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5" draw:text-style-name="P7" draw:layer="layout" svg:width="3.3cm" svg:height="1.191cm" svg:x="22.1cm" svg:y="18.0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2.661cm" svg:height="0.848cm" svg:x="6cm" svg:y="10.952cm">
          <draw:text-box>
            <text:p><text:span text:style-name="T2">E-mail: </text:span></text:p>
          </draw:text-box>
        </draw:frame>
        <draw:frame draw:style-name="gr1" draw:text-style-name="P1" draw:layer="layout" svg:width="21.3cm" svg:height="1.673cm" svg:x="5.3cm" svg:y="4.8cm">
          <draw:text-box>
            <text:p>Preencha os campos informando os dados do Funcionário :</text:p>
          </draw:text-box>
        </draw:frame>
        <draw:custom-shape draw:style-name="gr26" draw:text-style-name="P6" draw:layer="layout" svg:width="14.001cm" svg:height="0.8cm" svg:x="9.299cm" svg:y="7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4.001cm" svg:height="0.8cm" svg:x="9.299cm" svg:y="8.8cm">
          <text:p text:style-name="P3">Selecione o Cargo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0.8cm" svg:x="22.178cm" svg:y="8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cm" svg:height="0.5cm" svg:x="22.2cm" svg:y="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6" draw:layer="layout" svg:width="14cm" svg:height="0.547cm" svg:x="9.2cm" svg:y="16.25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4cm" svg:height="0.647cm" svg:x="9.1cm" svg:y="14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4cm" svg:height="0.6cm" svg:x="9.2cm" svg:y="15.4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.661cm" svg:height="0.848cm" svg:x="6.1cm" svg:y="14.452cm">
          <draw:text-box>
            <text:p><text:span text:style-name="T2">Rua: </text:span></text:p>
          </draw:text-box>
        </draw:frame>
        <draw:frame draw:style-name="gr23" draw:text-style-name="P5" draw:layer="layout" svg:width="2.661cm" svg:height="0.848cm" svg:x="6.1cm" svg:y="15.4cm">
          <draw:text-box>
            <text:p><text:span text:style-name="T2">Bairro: </text:span></text:p>
          </draw:text-box>
        </draw:frame>
        <draw:frame draw:style-name="gr33" draw:text-style-name="P5" draw:layer="layout" svg:width="2.686cm" svg:height="0.848cm" svg:x="6.139cm" svg:y="16.2cm">
          <draw:text-box>
            <text:p><text:span text:style-name="T2">Número: </text:span></text:p>
          </draw:text-box>
        </draw:frame>
      </draw:page>
      <draw:page draw:name="page3" draw:style-name="dp1" draw:master-page-name="Padrão">
        <draw:custom-shape draw:style-name="gr34" draw:text-style-name="P2" draw:layer="layout" svg:width="22.7cm" svg:height="14.5cm" svg:x="3.839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83cm" svg:x="3.8cm" svg:y="3.7cm">
          <text:p text:style-name="P3">Cadastro de Obras e Serviços</text:p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3.5cm" svg:height="1.445cm" svg:x="5.865cm" svg:y="6.8cm">
          <draw:text-box>
            <text:p><text:span text:style-name="T2">Descrição: * <text:s text:c="3"/></text:span></text:p>
          </draw:text-box>
        </draw:frame>
        <draw:custom-shape draw:style-name="gr36" draw:text-style-name="P6" draw:layer="layout" svg:width="14.531cm" svg:height="0.8cm" svg:x="9.369cm" svg:y="6.765cm">
          <text:p/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2.8cm" svg:height="0.848cm" svg:x="5.9cm" svg:y="10.752cm">
          <draw:text-box>
            <text:p><text:span text:style-name="T2">Bairro: </text:span></text:p>
          </draw:text-box>
        </draw:frame>
        <draw:custom-shape draw:style-name="gr38" draw:text-style-name="P6" draw:layer="layout" svg:width="15cm" svg:height="0.8cm" svg:x="8.9cm" svg:y="11.9cm">
          <text:p/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2.961cm" svg:height="0.848cm" svg:x="5.9cm" svg:y="9.352cm">
          <draw:text-box>
            <text:p><text:span text:style-name="T2">Cidade: * <text:s/></text:span></text:p>
          </draw:text-box>
        </draw:frame>
        <draw:frame draw:style-name="gr40" draw:text-style-name="P4" draw:layer="layout" svg:width="4.02cm" svg:height="0.962cm" svg:x="5.98cm" svg:y="7.938cm">
          <draw:text-box>
            <text:p><text:span text:style-name="T1">Endereço <text:s/>:</text:span></text:p>
          </draw:text-box>
        </draw:frame>
        <draw:frame draw:style-name="gr41" draw:text-style-name="P5" draw:layer="layout" svg:width="2.26cm" svg:height="0.848cm" svg:x="6.04cm" svg:y="11.8cm">
          <draw:text-box>
            <text:p><text:span text:style-name="T2">Rua: </text:span></text:p>
          </draw:text-box>
        </draw:frame>
        <draw:custom-shape draw:style-name="gr42" draw:text-style-name="P6" draw:layer="layout" svg:width="14.935cm" svg:height="0.8cm" svg:x="8.965cm" svg:y="10.8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2.96cm" svg:height="0.848cm" svg:x="5.6cm" svg:y="15.452cm">
          <draw:text-box>
            <text:p><text:span text:style-name="T2">Cliente: *</text:span></text:p>
          </draw:text-box>
        </draw:frame>
        <draw:path draw:style-name="gr24" draw:text-style-name="P6" draw:layer="layout" svg:width="3.999cm" svg:height="0.799cm" svg:x="9cm" svg:y="9.4cm" svg:viewBox="0 0 4000 800" svg:d="M0 800v-800h4000v800zM3400 800v-800h600v800zM3977 345l-568-10 289 289zM3977 345zM3409 336z">
          <text:p/>
        </draw:path>
        <draw:frame draw:style-name="gr44" draw:text-style-name="P5" draw:layer="layout" svg:width="3.482cm" svg:height="0.848cm" svg:x="16.7cm" svg:y="9.452cm">
          <draw:text-box>
            <text:p><text:span text:style-name="T2">Número : *</text:span></text:p>
          </draw:text-box>
        </draw:frame>
        <draw:custom-shape draw:style-name="gr24" draw:text-style-name="P6" draw:layer="layout" svg:width="3.935cm" svg:height="0.8cm" svg:x="19.765cm" svg:y="9.5cm">
          <text:p/>
          <draw:enhanced-geometry svg:viewBox="0 0 21600 21600" draw:type="rectangle" draw:enhanced-path="M 0 0 L 21600 0 21600 21600 0 21600 0 0 Z N"/>
        </draw:custom-shape>
        <draw:frame draw:style-name="gr45" draw:text-style-name="P5" draw:layer="layout" svg:width="3.956cm" svg:height="0.839cm" svg:x="5.8cm" svg:y="12.861cm">
          <draw:text-box>
            <text:p><text:span text:style-name="T2">Complemento:</text:span></text:p>
          </draw:text-box>
        </draw:frame>
        <draw:custom-shape draw:style-name="gr17" draw:text-style-name="P6" draw:layer="layout" svg:width="14cm" svg:height="0.8cm" svg:x="9.9cm" svg:y="12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01cm">
          <draw:text-box>
            <text:p>3. Tela de cadastro de Obras e Serviços</text:p>
          </draw:text-box>
        </draw:frame>
        <draw:custom-shape draw:name="Forma2" draw:style-name="gr46" draw:text-style-name="P7" draw:layer="layout" svg:width="3cm" svg:height="1.2cm" svg:x="21.1cm" svg:y="17.3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7" draw:text-style-name="P7" draw:layer="layout" svg:width="2.7cm" svg:height="1.191cm" svg:x="17.8cm" svg:y="17.4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3cm" svg:height="1.673cm" svg:x="5.5cm" svg:y="5.5cm">
          <draw:text-box>
            <text:p>Preencha os campos informando os dados da obra ou serviço :</text:p>
          </draw:text-box>
        </draw:frame>
        <draw:path draw:style-name="gr24" draw:text-style-name="P6" draw:layer="layout" svg:width="3.999cm" svg:height="0.799cm" svg:x="14cm" svg:y="15.5cm" svg:viewBox="0 0 4000 800" svg:d="M0 800v-800h4000v800zM3400 800v-800h600v800zM3977 345l-568-10 289 289zM3977 345zM3409 336z">
          <text:p/>
        </draw:path>
        <draw:custom-shape draw:style-name="gr48" draw:text-style-name="P6" draw:layer="layout" svg:width="8.835cm" svg:height="0.8cm" svg:x="8.465cm" svg:y="15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49" draw:text-style-name="P2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50" draw:text-style-name="P10" draw:layer="layout" svg:width="12.4cm" svg:height="2.384cm" svg:x="3.5cm" svg:y="1.116cm">
          <draw:text-box>
            <text:p><text:span text:style-name="T4">4 . Gerenciar Materiais de Construção</text:span></text:p>
            <text:p><text:span text:style-name="T4"/></text:p>
            <text:p><text:span text:style-name="T4"/></text:p>
          </draw:text-box>
        </draw:frame>
        <draw:custom-shape draw:style-name="gr51" draw:text-style-name="P2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5.908cm" svg:height="0.962cm" svg:x="10.7cm" svg:y="3cm">
          <draw:text-box>
            <text:p><text:span text:style-name="T4">Cadastrar Material</text:span></text:p>
          </draw:text-box>
        </draw:frame>
        <draw:frame draw:style-name="gr53" draw:text-style-name="P10" draw:layer="layout" svg:width="3.8cm" svg:height="1.4cm" svg:x="4.9cm" svg:y="7.6cm">
          <draw:text-box>
            <text:p><text:span text:style-name="T4">Nome : *</text:span></text:p>
          </draw:text-box>
        </draw:frame>
        <draw:custom-shape draw:name="Forma2" draw:style-name="gr47" draw:text-style-name="P7" draw:layer="layout" svg:width="2.7cm" svg:height="1.191cm" svg:x="18.7cm" svg:y="17.9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7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7" draw:text-style-name="P7" draw:layer="layout" svg:width="2.7cm" svg:height="1.191cm" svg:x="21.9cm" svg:y="17.9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0" draw:layer="layout" svg:width="4.5cm" svg:height="1.673cm" svg:x="4.7cm" svg:y="9.627cm">
          <draw:text-box>
            <text:p><text:span text:style-name="T4">Descrição : *</text:span></text:p>
          </draw:text-box>
        </draw:frame>
        <draw:custom-shape draw:name="Forma2" draw:style-name="gr55" draw:text-style-name="P7" draw:layer="layout" svg:width="7.1cm" svg:height="1.191cm" svg:x="9.3cm" svg:y="9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0" draw:layer="layout" svg:width="4.5cm" svg:height="1.673cm" svg:x="17.833cm" svg:y="10.861cm">
          <draw:text-box>
            <text:p><text:span text:style-name="T4">Quantidade: *</text:span></text:p>
          </draw:text-box>
        </draw:frame>
        <draw:frame draw:style-name="gr1" draw:text-style-name="P10" draw:layer="layout" svg:width="4.5cm" svg:height="1.673cm" svg:x="17.8cm" svg:y="13.327cm">
          <draw:text-box>
            <text:p><text:span text:style-name="T4">Valor : *</text:span></text:p>
          </draw:text-box>
        </draw:frame>
        <draw:path draw:style-name="gr24" draw:text-style-name="P6" draw:layer="layout" svg:width="3.999cm" svg:height="0.799cm" svg:x="22.6cm" svg:y="11cm" svg:viewBox="0 0 4000 800" svg:d="M0 800v-800h4000v800zM3400 800v-800h600v800zM3977 345l-568-10 289 289zM3977 345zM3409 336z">
          <text:p/>
        </draw:path>
        <draw:custom-shape draw:name="Forma2" draw:style-name="gr56" draw:text-style-name="P7" draw:layer="layout" svg:width="4.2cm" svg:height="1.191cm" svg:x="22.6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50" draw:text-style-name="P1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57" draw:text-style-name="P2" draw:layer="layout" svg:width="22.7cm" svg:height="17.578cm" svg:x="1.083cm" svg:y="2.42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22.6cm" svg:height="1.5cm" svg:x="1.139cm" svg:y="2.5cm">
          <text:p/>
          <draw:enhanced-geometry svg:viewBox="0 0 21600 21600" draw:type="rectangle" draw:enhanced-path="M 0 0 L 21600 0 21600 21600 0 21600 0 0 Z N"/>
        </draw:custom-shape>
        <draw:frame draw:style-name="gr52" draw:text-style-name="P1" draw:layer="layout" svg:width="5.908cm" svg:height="0.962cm" svg:x="10.7cm" svg:y="3cm">
          <draw:text-box>
            <text:p>Cadastrar Cliente</text:p>
          </draw:text-box>
        </draw:frame>
        <draw:frame draw:style-name="gr53" draw:text-style-name="P1" draw:layer="layout" svg:width="3.8cm" svg:height="1.4cm" svg:x="3.2cm" svg:y="6.1cm">
          <draw:text-box>
            <text:p>Nome : *</text:p>
          </draw:text-box>
        </draw:frame>
        <draw:custom-shape draw:name="Forma2" draw:style-name="gr47" draw:text-style-name="P7" draw:layer="layout" svg:width="2.7cm" svg:height="1.191cm" svg:x="16.6cm" svg:y="18.3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" draw:layer="layout" svg:width="4.7cm" svg:height="0.962cm" svg:x="2.9cm" svg:y="7.8cm">
          <draw:text-box>
            <text:p>Pessoa Física</text:p>
          </draw:text-box>
        </draw:frame>
        <draw:custom-shape draw:style-name="gr60" draw:text-style-name="P3" draw:layer="layout" svg:width="0.821cm" svg:height="0.716cm" svg:x="1.579cm" svg:y="9.4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1" draw:text-style-name="P3" draw:layer="layout" svg:width="0.8cm" svg:height="0.7cm" svg:x="1.6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2" draw:text-style-name="P1" draw:layer="layout" svg:width="5.5cm" svg:height="1.873cm" svg:x="2.7cm" svg:y="9.3cm">
          <draw:text-box>
            <text:p>Pessoa Jurídica</text:p>
          </draw:text-box>
        </draw:frame>
        <draw:custom-shape draw:name="Forma2" draw:style-name="gr63" draw:text-style-name="P7" draw:layer="layout" svg:width="15.609cm" svg:height="0.9cm" svg:x="6.9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7" draw:text-style-name="P7" draw:layer="layout" svg:width="2.7cm" svg:height="1.191cm" svg:x="19.6cm" svg:y="18.3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" draw:layer="layout" svg:width="3.8cm" svg:height="1.4cm" svg:x="9.5cm" svg:y="7.8cm">
          <draw:text-box>
            <text:p>CPF : *</text:p>
          </draw:text-box>
        </draw:frame>
        <draw:frame draw:style-name="gr53" draw:text-style-name="P1" draw:layer="layout" svg:width="3.8cm" svg:height="1.4cm" svg:x="9.3cm" svg:y="8.9cm">
          <draw:text-box>
            <text:p>CNPJ : *</text:p>
          </draw:text-box>
        </draw:frame>
        <draw:custom-shape draw:name="Forma2" draw:style-name="gr64" draw:text-style-name="P7" draw:layer="layout" svg:width="7.1cm" svg:height="0.891cm" svg:x="12.3cm" svg:y="9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" draw:layer="layout" svg:width="4cm" svg:height="0.962cm" svg:x="2.2cm" svg:y="13.3cm">
          <draw:text-box>
            <text:p>Endereço : *</text:p>
          </draw:text-box>
        </draw:frame>
        <draw:custom-shape draw:name="Forma2" draw:style-name="gr63" draw:text-style-name="P7" draw:layer="layout" svg:width="15.609cm" svg:height="0.9cm" svg:x="6.391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1" draw:layer="layout" svg:width="4cm" svg:height="1.573cm" svg:x="2.7cm" svg:y="10.727cm">
          <draw:text-box>
            <text:p>E-mail : *</text:p>
          </draw:text-box>
        </draw:frame>
        <draw:custom-shape draw:name="Forma2" draw:style-name="gr66" draw:text-style-name="P7" draw:layer="layout" svg:width="7.1cm" svg:height="0.791cm" svg:x="12.3cm" svg:y="7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1cm" svg:height="1.673cm" svg:x="2.7cm" svg:y="4.4cm">
          <draw:text-box>
            <text:p>Preencha os campos informando os dados do cliente</text:p>
          </draw:text-box>
        </draw:frame>
        <draw:line draw:style-name="gr67" draw:text-style-name="P11" draw:layer="layout" svg:x1="8.5cm" svg:y1="7.8cm" svg:x2="8.5cm" svg:y2="10.2cm">
          <text:p/>
        </draw:line>
        <draw:frame draw:style-name="gr53" draw:text-style-name="P1" draw:layer="layout" svg:width="4cm" svg:height="1.4cm" svg:x="2.5cm" svg:y="12.1cm">
          <draw:text-box>
            <text:p>Telefone : *</text:p>
          </draw:text-box>
        </draw:frame>
        <draw:custom-shape draw:name="Forma2" draw:style-name="gr63" draw:text-style-name="P7" draw:layer="layout" svg:width="15.609cm" svg:height="0.9cm" svg:x="6.39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3" draw:text-style-name="P7" draw:layer="layout" svg:width="15.609cm" svg:height="0.9cm" svg:x="6.4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" draw:layer="layout" svg:width="4cm" svg:height="1.4cm" svg:x="2.5cm" svg:y="15.7cm">
          <draw:text-box>
            <text:p>Bairro : *</text:p>
          </draw:text-box>
        </draw:frame>
        <draw:frame draw:style-name="gr68" draw:text-style-name="P1" draw:layer="layout" svg:width="4cm" svg:height="1.2cm" svg:x="2.6cm" svg:y="14.6cm">
          <draw:text-box>
            <text:p>Rua : *</text:p>
          </draw:text-box>
        </draw:frame>
        <draw:frame draw:style-name="gr53" draw:text-style-name="P1" draw:layer="layout" svg:width="4cm" svg:height="1.4cm" svg:x="2.5cm" svg:y="16.7cm">
          <draw:text-box>
            <text:p>Número : *</text:p>
          </draw:text-box>
        </draw:frame>
        <draw:custom-shape draw:name="Forma2" draw:style-name="gr63" draw:text-style-name="P7" draw:layer="layout" svg:width="15.609cm" svg:height="0.9cm" svg:x="6.391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3" draw:text-style-name="P7" draw:layer="layout" svg:width="15.609cm" svg:height="0.9cm" svg:x="6.491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1" draw:layer="layout" svg:x1="7cm" svg:y1="13.7cm" svg:x2="23.2cm" svg:y2="13.7cm">
          <text:p/>
        </draw:line>
      </draw:page>
      <draw:page draw:name="page6" draw:style-name="dp1" draw:master-page-name="Padrão">
        <draw:custom-shape draw:style-name="gr69" draw:text-style-name="P2" draw:layer="layout" svg:width="22.7cm" svg:height="14.8cm" svg:x="3.8cm" svg:y="4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2.661cm" svg:height="1.5cm" svg:x="3.839cm" svg:y="3.7cm">
          <text:p text:style-name="P3">Cadastro de Fornecedores</text:p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2.51cm" svg:height="0.955cm" svg:x="5.309cm" svg:y="8.592cm">
          <draw:text-box>
            <text:p><text:span text:style-name="T2">E-mail: *</text:span></text:p>
          </draw:text-box>
        </draw:frame>
        <draw:frame draw:style-name="gr72" draw:text-style-name="P5" draw:layer="layout" svg:width="2.702cm" svg:height="0.958cm" svg:x="5.312cm" svg:y="7.32cm">
          <draw:text-box>
            <text:p><text:span text:style-name="T2">Nome: * </text:span></text:p>
          </draw:text-box>
        </draw:frame>
        <draw:custom-shape draw:style-name="gr73" draw:text-style-name="P6" draw:layer="layout" svg:width="15.568cm" svg:height="0.904cm" svg:x="8.632cm" svg:y="7.32cm">
          <text:p/>
          <draw:enhanced-geometry svg:viewBox="0 0 21600 21600" draw:type="rectangle" draw:enhanced-path="M 0 0 L 21600 0 21600 21600 0 21600 0 0 Z N"/>
        </draw:custom-shape>
        <draw:frame draw:style-name="gr74" draw:text-style-name="P5" draw:layer="layout" svg:width="3.174cm" svg:height="0.958cm" svg:x="5.219cm" svg:y="9.834cm">
          <draw:text-box>
            <text:p><text:span text:style-name="T2">Telefone: *</text:span></text:p>
          </draw:text-box>
        </draw:frame>
        <draw:frame draw:style-name="gr75" draw:text-style-name="P5" draw:layer="layout" svg:width="3.454cm" svg:height="0.9cm" svg:x="5.2cm" svg:y="12.1cm">
          <draw:text-box>
            <text:p><text:span text:style-name="T2">Endereço: *</text:span></text:p>
          </draw:text-box>
        </draw:frame>
        <draw:custom-shape draw:style-name="gr76" draw:text-style-name="P6" draw:layer="layout" svg:width="15.5cm" svg:height="0.903cm" svg:x="8.619cm" svg:y="9.89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5.5cm" svg:height="0.904cm" svg:x="8.619cm" svg:y="8.58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cm">
          <draw:text-box>
            <text:p>6. Tela de cadastro de Fornecedores</text:p>
          </draw:text-box>
        </draw:frame>
        <draw:custom-shape draw:name="Forma2" draw:style-name="gr78" draw:text-style-name="P7" draw:layer="layout" svg:width="3.079cm" svg:height="1.191cm" svg:x="21.621cm" svg:y="17.6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9" draw:text-style-name="P7" draw:layer="layout" svg:width="3cm" svg:height="1.191cm" svg:x="18.1cm" svg:y="17.7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3cm" svg:height="1.673cm" svg:x="5.5cm" svg:y="5.501cm">
          <draw:text-box>
            <text:p>Preencha os campos informando os dados do Fornecedor :</text:p>
          </draw:text-box>
        </draw:frame>
        <draw:frame draw:style-name="gr71" draw:text-style-name="P5" draw:layer="layout" svg:width="2.51cm" svg:height="0.955cm" svg:x="5.6cm" svg:y="13.145cm">
          <draw:text-box>
            <text:p><text:span text:style-name="T2">Rua : *</text:span></text:p>
          </draw:text-box>
        </draw:frame>
        <draw:frame draw:style-name="gr71" draw:text-style-name="P5" draw:layer="layout" svg:width="2.51cm" svg:height="0.955cm" svg:x="5.5cm" svg:y="14.4cm">
          <draw:text-box>
            <text:p><text:span text:style-name="T2">Bairro: *</text:span></text:p>
          </draw:text-box>
        </draw:frame>
        <draw:frame draw:style-name="gr71" draw:text-style-name="P5" draw:layer="layout" svg:width="2.894cm" svg:height="0.955cm" svg:x="5.406cm" svg:y="15.6cm">
          <draw:text-box>
            <text:p><text:span text:style-name="T2">Número: *</text:span></text:p>
          </draw:text-box>
        </draw:frame>
        <draw:custom-shape draw:style-name="gr73" draw:text-style-name="P6" draw:layer="layout" svg:width="15.568cm" svg:height="0.904cm" svg:x="8.7cm" svg:y="12.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layout" svg:width="15.568cm" svg:height="0.904cm" svg:x="8.632cm" svg:y="14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layout" svg:width="15.568cm" svg:height="0.904cm" svg:x="8.7cm" svg:y="15.6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0" draw:layer="layout" svg:width="12.4cm" svg:height="1.673cm" svg:x="4.266cm" svg:y="1.701cm">
          <draw:text-box>
            <text:p><text:span text:style-name="T4">7 . Registro de pedidos</text:span></text:p>
          </draw:text-box>
        </draw:frame>
        <draw:custom-shape draw:style-name="gr80" draw:text-style-name="P2" draw:layer="layout" svg:width="22.7cm" svg:height="15.9cm" svg:x="3.2cm" svg:y="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22.6cm" svg:height="1.5cm" svg:x="3.3cm" svg:y="3.165cm">
          <text:p/>
          <draw:enhanced-geometry svg:viewBox="0 0 21600 21600" draw:type="rectangle" draw:enhanced-path="M 0 0 L 21600 0 21600 21600 0 21600 0 0 Z N"/>
        </draw:custom-shape>
        <draw:frame draw:style-name="gr81" draw:text-style-name="P10" draw:layer="layout" svg:width="5.535cm" svg:height="0.962cm" svg:x="11.326cm" svg:y="3.369cm">
          <draw:text-box>
            <text:p><text:span text:style-name="T4">Registrar Pedidos</text:span></text:p>
          </draw:text-box>
        </draw:frame>
        <draw:custom-shape draw:style-name="gr82" draw:text-style-name="P12" draw:layer="layout" svg:width="14.3cm" svg:height="0.9cm" svg:x="9.1cm" svg:y="6cm">
          <text:p text:style-name="P3"><text:span text:style-name="T4">Selecionar Material</text:span></text:p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3.8cm" svg:height="1.4cm" svg:x="5cm" svg:y="6.1cm">
          <draw:text-box>
            <text:p><text:span text:style-name="T4">Material : *</text:span></text:p>
          </draw:text-box>
        </draw:frame>
        <draw:frame draw:style-name="gr1" draw:text-style-name="P10" draw:layer="layout" svg:width="4.7cm" svg:height="1.673cm" svg:x="4.2cm" svg:y="7.6cm">
          <draw:text-box>
            <text:p><text:span text:style-name="T4">Quantidade : *</text:span></text:p>
          </draw:text-box>
        </draw:frame>
        <draw:g>
          <draw:custom-shape draw:style-name="gr83" draw:text-style-name="P8" draw:layer="layout" svg:width="3.6cm" svg:height="0.8cm" svg:x="9.1cm" svg:y="7.8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8" draw:layer="layout" svg:width="1.1cm" svg:height="0.8cm" svg:x="11.6cm" svg:y="7.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9" draw:layer="layout" svg:width="1cm" svg:height="0.32cm" svg:x="11.6cm" svg:y="8.06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47" draw:text-style-name="P7" draw:layer="layout" svg:width="2.7cm" svg:height="1.191cm" svg:x="21.9cm" svg:y="17.0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7" draw:text-style-name="P7" draw:layer="layout" svg:width="2.7cm" svg:height="1.191cm" svg:x="18.9cm" svg:y="17.0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86" draw:text-style-name="P7" draw:layer="layout" svg:width="2.7cm" svg:height="0.891cm" svg:x="13.6cm" svg:y="7.709cm">
          <text:p text:style-name="P3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8" draw:layer="layout" svg:width="1.1cm" svg:height="0.8cm" svg:x="22.3cm" svg:y="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1cm" svg:height="0.6cm" svg:x="22.3cm" svg:y="6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6" draw:layer="layout" svg:width="18.6cm" svg:height="4.1cm" svg:x="5.7cm" svg:y="10.7cm">
          <text:p/>
          <draw:enhanced-geometry svg:viewBox="0 0 21600 21600" draw:type="rectangle" draw:enhanced-path="M 0 0 L 21600 0 21600 21600 0 21600 0 0 Z N"/>
        </draw:custom-shape>
        <draw:frame draw:style-name="gr89" draw:text-style-name="P13" draw:layer="layout" svg:width="6.124cm" svg:height="0.729cm" svg:x="5.576cm" svg:y="9.971cm">
          <draw:text-box>
            <text:p><text:span text:style-name="T5">Materiais incluídos no pedido:</text:span></text:p>
          </draw:text-box>
        </draw:frame>
        <draw:frame draw:style-name="gr1" draw:text-style-name="P10" draw:layer="layout" svg:width="4.7cm" svg:height="1.673cm" svg:x="4.2cm" svg:y="15.6cm">
          <draw:text-box>
            <text:p><text:span text:style-name="T4">Fornecedor : *</text:span></text:p>
          </draw:text-box>
        </draw:frame>
        <draw:custom-shape draw:style-name="gr90" draw:text-style-name="P12" draw:layer="layout" svg:width="15.199cm" svg:height="0.8cm" svg:x="9.1cm" svg:y="15.5cm">
          <text:p text:style-name="P3"><text:span text:style-name="T4">Selecionar Fornecedor</text:span>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1.1cm" svg:height="0.8cm" svg:x="23.2cm" svg:y="15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1cm" svg:height="0.7cm" svg:x="23.2cm" svg:y="15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1911.288711288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2" draw:text-style-name="P10" draw:layer="layout" svg:width="2.6cm" svg:height="1.273cm" svg:x="17.2cm" svg:y="7.527cm">
          <draw:text-box>
            <text:p><text:span text:style-name="T4">Data: </text:span></text:p>
          </draw:text-box>
        </draw:frame>
        <draw:custom-shape draw:style-name="gr93" draw:text-style-name="P12" draw:layer="layout" svg:width="4.2cm" svg:height="0.9cm" svg:x="19.2cm" svg:y="7.6cm"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4.2cm" svg:height="0.9cm" svg:x="19.9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3.7cm" svg:height="1.673cm" svg:x="16.1cm" svg:y="9.427cm">
          <draw:text-box>
            <text:p><text:span text:style-name="T4">Total Itens: </text:span></text:p>
          </draw:text-box>
        </draw:frame>
      </draw:page>
      <draw:page draw:name="page8" draw:style-name="dp1" draw:master-page-name="Padrão">
        <draw:frame draw:style-name="gr1" draw:text-style-name="P10" draw:layer="layout" svg:width="12.4cm" svg:height="1.673cm" svg:x="2.766cm" svg:y="0.901cm">
          <draw:text-box>
            <text:p><text:span text:style-name="T4">8 . Gerenciar Trabalhos</text:span></text:p>
          </draw:text-box>
        </draw:frame>
        <draw:custom-shape draw:style-name="gr94" draw:text-style-name="P14" draw:layer="layout" svg:width="25cm" svg:height="16.77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24.9cm" svg:height="1.5cm" svg:x="2.8cm" svg:y="2.3cm">
          <text:p/>
          <draw:enhanced-geometry svg:viewBox="0 0 21600 21600" draw:type="rectangle" draw:enhanced-path="M 0 0 L 21600 0 21600 21600 0 21600 0 0 Z N"/>
        </draw:custom-shape>
        <draw:frame draw:style-name="gr95" draw:text-style-name="P10" draw:layer="layout" svg:width="5.912cm" svg:height="0.962cm" svg:x="11.3cm" svg:y="2.638cm">
          <draw:text-box>
            <text:p><text:span text:style-name="T4">Gerenciar Trabalho</text:span></text:p>
          </draw:text-box>
        </draw:frame>
        <draw:custom-shape draw:style-name="gr96" draw:text-style-name="P12" draw:layer="layout" svg:width="12.5cm" svg:height="0.8cm" svg:x="10cm" svg:y="4.3cm">
          <text:p text:style-name="P3"><text:span text:style-name="T4">Selecionar Obra e/ou Serviço</text:span></text:p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5.5cm" svg:height="1.4cm" svg:x="4.6cm" svg:y="4.4cm">
          <draw:text-box>
            <text:p><text:span text:style-name="T2">Obra e/ou Serviço: *</text:span></text:p>
          </draw:text-box>
        </draw:frame>
        <draw:frame draw:style-name="gr97" draw:text-style-name="P10" draw:layer="layout" svg:width="4.7cm" svg:height="1cm" svg:x="4.6cm" svg:y="12.4cm">
          <draw:text-box>
            <text:p><text:span text:style-name="T4">Data Inicio : *</text:span></text:p>
          </draw:text-box>
        </draw:frame>
        <draw:custom-shape draw:name="Forma2" draw:style-name="gr47" draw:text-style-name="P7" draw:layer="layout" svg:width="2.7cm" svg:height="1.191cm" svg:x="23.9cm" svg:y="17.2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7" draw:text-style-name="P7" draw:layer="layout" svg:width="2.7cm" svg:height="1.191cm" svg:x="20.9cm" svg:y="17.2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1cm" svg:height="0.8cm" svg:x="22.3cm" svg:y="4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cm" svg:height="0.5cm" svg:x="22.3cm" svg:y="4.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7" draw:text-style-name="P10" draw:layer="layout" svg:width="5.2cm" svg:height="1cm" svg:x="4.6cm" svg:y="13.4cm">
          <draw:text-box>
            <text:p><text:span text:style-name="T4">Data Termino : *</text:span></text:p>
          </draw:text-box>
        </draw:frame>
        <draw:custom-shape draw:name="Forma2" draw:style-name="gr98" draw:text-style-name="P7" draw:layer="layout" svg:width="5.3cm" svg:height="0.9cm" svg:x="9.6cm" svg:y="12.3cm">
          <text:p text:style-name="P3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8" draw:text-style-name="P7" draw:layer="layout" svg:width="5.3cm" svg:height="0.891cm" svg:x="9.6cm" svg:y="13.409cm">
          <text:p text:style-name="P3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4.9cm" svg:height="0.973cm" svg:x="4.6cm" svg:y="14.627cm">
          <draw:text-box>
            <text:p><text:span text:style-name="T4">Andamento <text:s/>: *</text:span></text:p>
          </draw:text-box>
        </draw:frame>
        <draw:custom-shape draw:style-name="gr100" draw:text-style-name="P6" draw:layer="layout" svg:width="15.801cm" svg:height="4.2cm" svg:x="8.599cm" svg:y="6.7cm">
          <text:p text:style-name="P3"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4.699cm" svg:height="1.673cm" svg:x="3.8cm" svg:y="7.627cm">
          <draw:text-box>
            <text:p><text:span text:style-name="T4">Funcionário : *</text:span></text:p>
          </draw:text-box>
        </draw:frame>
        <draw:custom-shape draw:name="Forma2" draw:style-name="gr47" draw:text-style-name="P7" draw:layer="layout" svg:width="1.8cm" svg:height="1.191cm" svg:x="25.3cm" svg:y="10.9cm">
          <text:p text:style-name="P3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0" draw:layer="layout" svg:width="4.699cm" svg:height="3.806cm" svg:x="8.701cm" svg:y="6.8cm">
          <draw:text-box>
            <text:p><text:span text:style-name="T4">Funcionário 1</text:span></text:p>
            <text:p><text:span text:style-name="T4">Funcionário 2</text:span></text:p>
            <text:p><text:span text:style-name="T4">Funcionário 3</text:span></text:p>
            <text:p><text:span text:style-name="T4">Funcionário 4</text:span></text:p>
            <text:p><text:span text:style-name="T4">Funcionário 5</text:span></text:p>
          </draw:text-box>
        </draw:frame>
        <draw:custom-shape draw:style-name="gr101" draw:text-style-name="P12" draw:layer="layout" svg:width="7.8cm" svg:height="0.8cm" svg:x="9.6cm" svg:y="14.8cm">
          <text:p text:style-name="P3"><text:span text:style-name="T4">Selecionar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0.8cm" svg:x="16.4cm" svg:y="14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cm" svg:height="0.5cm" svg:x="16.4cm" svg:y="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Padrão">
        <draw:frame draw:style-name="gr1" draw:text-style-name="P10" draw:layer="layout" svg:width="12.4cm" svg:height="1.673cm" svg:x="4.266cm" svg:y="1.701cm">
          <draw:text-box>
            <text:p><text:span text:style-name="T4">UC2.5 Tela de login</text:span></text:p>
          </draw:text-box>
        </draw:frame>
        <draw:custom-shape draw:style-name="gr102" draw:text-style-name="P2" draw:layer="layout" svg:width="22.7cm" svg:height="11.6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" draw:layer="layout" svg:width="13.982cm" svg:height="1.1cm" svg:x="8.5cm" svg:y="7.9cm">
          <text:p text:style-name="P3">Usuário</text:p>
          <draw:enhanced-geometry svg:viewBox="0 0 21600 21600" draw:type="rectangle" draw:enhanced-path="M 0 0 L 21600 0 21600 21600 0 21600 0 0 Z N"/>
        </draw:custom-shape>
        <draw:frame draw:style-name="gr104" draw:text-style-name="P15" draw:layer="layout" svg:width="4.409cm" svg:height="0.962cm" svg:x="13.1cm" svg:y="4.538cm">
          <draw:text-box>
            <text:p text:style-name="P3"><text:span text:style-name="T4">Login</text:span></text:p>
          </draw:text-box>
        </draw:frame>
        <draw:frame draw:style-name="gr105" draw:text-style-name="P10" draw:layer="layout" svg:width="2.939cm" svg:height="1cm" svg:x="13.8cm" svg:y="6.7cm">
          <draw:text-box>
            <text:p><text:span text:style-name="T4">Login <text:s/></text:span></text:p>
          </draw:text-box>
        </draw:frame>
        <draw:custom-shape draw:style-name="gr106" draw:text-style-name="P8" draw:layer="layout" svg:width="13.9cm" svg:height="1.1cm" svg:x="8.5cm" svg:y="11cm">
          <text:p text:style-name="P3">Senha</text:p>
          <draw:enhanced-geometry svg:viewBox="0 0 21600 21600" draw:type="rectangle" draw:enhanced-path="M 0 0 L 21600 0 21600 21600 0 21600 0 0 Z N"/>
        </draw:custom-shape>
        <draw:frame draw:style-name="gr107" draw:text-style-name="P10" draw:layer="layout" svg:width="2.893cm" svg:height="1.673cm" svg:x="5.607cm" svg:y="11.2cm">
          <draw:text-box>
            <text:p><text:span text:style-name="T4"><text:s/></text:span></text:p>
          </draw:text-box>
        </draw:frame>
        <draw:custom-shape draw:name="Forma2" draw:style-name="gr47" draw:text-style-name="P7" draw:layer="layout" svg:width="3.1cm" svg:height="1.191cm" svg:x="21.7cm" svg:y="13.8cm">
          <text:p text:style-name="P3"><text:span text:style-name="T3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10" draw:layer="layout" svg:width="17.3cm" svg:height="1.673cm" svg:x="8.3cm" svg:y="9.027cm">
          <draw:text-box>
            <text:p><text:span text:style-name="T5">Para fazer login como administrador, informe o nome de usuário.</text:span></text:p>
            <text:p><text:span text:style-name="T5"><text:tab/></text:span><text:span text:style-name="T5">Caso não seja o administrador do sistema, informe o CPF.</text:span></text:p>
          </draw:text-box>
        </draw:frame>
      </draw:page>
      <draw:page draw:name="page10" draw:style-name="dp1" draw:master-page-name="Padrão">
        <draw:frame draw:style-name="gr1" draw:text-style-name="P10" draw:layer="layout" svg:width="12.4cm" svg:height="1.673cm" svg:x="3cm" svg:y="1.5cm">
          <draw:text-box>
            <text:p><text:span text:style-name="T4">Tela de Busca</text:span></text:p>
          </draw:text-box>
        </draw:frame>
        <draw:custom-shape draw:style-name="gr108" draw:text-style-name="P2" draw:layer="layout" svg:width="22.565cm" svg:height="14.7cm" svg:x="1.335cm" svg:y="3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" draw:layer="layout" svg:width="22.661cm" svg:height="1.5cm" svg:x="1.339cm" svg:y="3.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2" draw:layer="layout" svg:width="15.6cm" svg:height="1.1cm" svg:x="6.3cm" svg:y="6.2cm">
          <text:p text:style-name="P3"><text:span text:style-name="T6">Buscar</text:span></text:p>
          <draw:enhanced-geometry svg:viewBox="0 0 21600 21600" draw:type="rectangle" draw:enhanced-path="M 0 0 L 21600 0 21600 21600 0 21600 0 0 Z N"/>
        </draw:custom-shape>
        <draw:frame draw:style-name="gr104" draw:text-style-name="P10" draw:layer="layout" svg:width="4.409cm" svg:height="0.962cm" svg:x="11.591cm" svg:y="3.738cm">
          <draw:text-box>
            <text:p><text:span text:style-name="T4"><text:s text:c="4"/></text:span><text:span text:style-name="T4">Buscar </text:span></text:p>
          </draw:text-box>
        </draw:frame>
        <draw:custom-shape draw:name="Forma2" draw:style-name="gr47" draw:text-style-name="P7" draw:layer="layout" svg:width="2.7cm" svg:height="1.191cm" svg:x="14cm" svg:y="16.909cm">
          <text:p text:style-name="P3"><text:span text:style-name="T3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" draw:layer="layout" svg:width="20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2" draw:layer="layout" svg:width="20cm" svg:height="1.1cm" svg:x="3.2cm" svg:y="9.4cm">
          <text:p text:style-name="P3"><text:span text:style-name="T6"/></text:p>
          <text:p text:style-name="P3"><text:span text:style-name="T6"/></text:p>
          <text:p text:style-name="P3"><text:span text:style-name="T6">Item 1</text:span></text:p>
          <text:p text:style-name="P3"><text:span text:style-name="T6"/></text:p>
          <text:p text:style-name="P3"><text:span text:style-name="T6">Item 2</text:span></text:p>
          <draw:enhanced-geometry svg:viewBox="0 0 21600 21600" draw:type="rectangle" draw:enhanced-path="M 0 0 L 21600 0 21600 21600 0 21600 0 0 Z N"/>
        </draw:custom-shape>
        <draw:custom-shape draw:name="Forma2" draw:style-name="gr47" draw:text-style-name="P7" draw:layer="layout" svg:width="2.9cm" svg:height="1.2cm" svg:x="20.4cm" svg:y="16.9cm">
          <text:p text:style-name="P3"><text:span text:style-name="T3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7" draw:text-style-name="P7" draw:layer="layout" svg:width="2.7cm" svg:height="1.191cm" svg:x="17.2cm" svg:y="17cm">
          <text:p text:style-name="P3"><text:span text:style-name="T3">No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0" draw:layer="layout" svg:width="3.8cm" svg:height="1.4cm" svg:x="3.1cm" svg:y="6.2cm">
          <draw:text-box>
            <text:p><text:span text:style-name="T4">Nome: *</text:span></text:p>
          </draw:text-box>
        </draw:frame>
        <draw:frame draw:style-name="gr1" draw:text-style-name="P10" draw:layer="layout" svg:width="6.2cm" svg:height="1.673cm" svg:x="2.9cm" svg:y="7.7cm">
          <draw:text-box>
            <text:p><text:span text:style-name="T4">Cadastros: </text:span></text:p>
          </draw:text-box>
        </draw:frame>
      </draw:page>
      <draw:page draw:name="page11" draw:style-name="dp1" draw:master-page-name="Padrão">
        <draw:frame draw:style-name="gr1" draw:text-style-name="P10" draw:layer="layout" svg:width="12.4cm" svg:height="1.673cm" svg:x="3.5cm" svg:y="1.5cm">
          <draw:text-box>
            <text:p><text:span text:style-name="T4">Página Inicial - Administrador</text:span></text:p>
          </draw:text-box>
        </draw:frame>
        <draw:custom-shape draw:style-name="gr113" draw:text-style-name="P2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14" draw:text-style-name="P1" draw:layer="layout" svg:width="5.7cm" svg:height="1.195cm" svg:x="12.6cm" svg:y="2.5cm">
          <draw:text-box>
            <text:p/>
          </draw:text-box>
        </draw:frame>
        <draw:custom-shape draw:style-name="gr115" draw:text-style-name="P2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104" draw:text-style-name="P10" draw:layer="layout" svg:width="4.409cm" svg:height="0.962cm" svg:x="12cm" svg:y="3.838cm">
          <draw:text-box>
            <text:p><text:span text:style-name="T4">Administrador</text:span></text:p>
          </draw:text-box>
        </draw:frame>
        <draw:custom-shape draw:name="Forma2" draw:style-name="gr47" draw:text-style-name="P7" draw:layer="layout" svg:width="2.7cm" svg:height="1.191cm" svg:x="22.9cm" svg:y="3.7cm">
          <text:p text:style-name="P3"><text:span text:style-name="T3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17" draw:text-style-name="P16" draw:layer="layout" svg:width="5.4cm" svg:height="1.244cm" svg:x="4.479cm" svg:y="5.256cm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8" draw:layer="layout" svg:width="4.8cm" svg:height="1.4cm" svg:x="3.6cm" svg:y="3.6cm">
          <text:p text:style-name="P3">Menu</text:p>
          <draw:enhanced-geometry svg:viewBox="0 0 21600 21600" draw:type="rectangle" draw:enhanced-path="M 0 0 L 21600 0 21600 21600 0 21600 0 0 Z N"/>
        </draw:custom-shape>
        <draw:custom-shape draw:style-name="gr119" draw:text-style-name="P8" draw:layer="layout" svg:width="5.4cm" svg:height="0.7cm" svg:x="3.695cm" svg:y="5.461cm">
          <text:p text:style-name="P3">Item 1</text:p>
          <draw:enhanced-geometry svg:viewBox="0 0 21600 21600" draw:type="rectangle" draw:enhanced-path="M 0 0 L 21600 0 21600 21600 0 21600 0 0 Z N"/>
        </draw:custom-shape>
        <draw:custom-shape draw:style-name="gr119" draw:text-style-name="P8" draw:layer="layout" svg:width="5.4cm" svg:height="0.7cm" svg:x="3.678cm" svg:y="6.5cm">
          <text:p text:style-name="P3">Item 2</text:p>
          <draw:enhanced-geometry svg:viewBox="0 0 21600 21600" draw:type="rectangle" draw:enhanced-path="M 0 0 L 21600 0 21600 21600 0 21600 0 0 Z N"/>
        </draw:custom-shape>
        <draw:custom-shape draw:style-name="gr119" draw:text-style-name="P8" draw:layer="layout" svg:width="5.4cm" svg:height="0.7cm" svg:x="3.7cm" svg:y="7.8cm">
          <text:p text:style-name="P3">Item 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8-13T16:22:26.517000000</dc:date>
    <meta:editing-duration>PT16H52M17S</meta:editing-duration>
    <meta:editing-cycles>72</meta:editing-cycles>
    <meta:generator>LibreOffice/5.2.7.2$Windows_x86 LibreOffice_project/2b7f1e640c46ceb28adf43ee075a6e8b8439ed10</meta:generator>
    <meta:document-statistic meta:object-count="217"/>
  </office:meta>
</office:document-meta>
</file>